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0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586879071003447" calcext:value-type="float">
            <text:p>0.000586879071003</text:p>
          </table:table-cell>
          <table:table-cell office:value-type="float" office:value="0.00033578637521714" calcext:value-type="float">
            <text:p>0.00033578637521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82159082081031" calcext:value-type="float">
            <text:p>0.000882159082081</text:p>
          </table:table-cell>
          <table:table-cell office:value-type="float" office:value="0.000721824685266862" calcext:value-type="float">
            <text:p>0.00072182468526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393834247208562" calcext:value-type="float">
            <text:p>0.000393834247209</text:p>
          </table:table-cell>
          <table:table-cell office:value-type="float" office:value="0.000380262890151546" calcext:value-type="float">
            <text:p>0.00038026289015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401791524685298" calcext:value-type="float">
            <text:p>0.000401791524685</text:p>
          </table:table-cell>
          <table:table-cell table:style-name="ce5" office:value-type="float" office:value="0.000249486503889784" calcext:value-type="float">
            <text:p>0.0002494865038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15441597377261" calcext:value-type="float">
            <text:p>0.006154415973773</text:p>
          </table:table-cell>
          <table:table-cell office:value-type="float" office:value="0.00524330558255315" calcext:value-type="float">
            <text:p>0.00524330558255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0.000382187524034331" calcext:value-type="float">
            <text:p>0.000382187524034</text:p>
          </table:table-cell>
          <table:table-cell table:style-name="ce4" office:value-type="float" office:value="0.000249080534558743" calcext:value-type="float">
            <text:p>0.00024908053455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382187524034331" calcext:value-type="float">
            <text:p>0.000382187524034</text:p>
          </table:table-cell>
          <table:table-cell table:style-name="Default" table:formula="of:=MIN([.G2:.G7])" office:value-type="float" office:value="0.000249080534558743" calcext:value-type="float">
            <text:p>0.00024908053455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4:04:41.917902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4:13:06.830632047</dc:date>
    <meta:editing-duration>PT8M58S</meta:editing-duration>
    <meta:editing-cycles>3</meta:editing-cycles>
    <meta:generator>LibreOffice/6.0.7.3$Linux_X86_64 LibreOffice_project/00m0$Build-3</meta:generator>
    <meta:document-statistic meta:table-count="1" meta:cell-count="71" meta:object-count="0"/>
  </office:meta>
</office:document-meta>
</file>